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24.137cm"/>
    </style:style>
    <style:style style:name="co3" style:family="table-column">
      <style:table-column-properties fo:break-before="auto" style:column-width="28.54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نتخاب محل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{{appName}}</text:p>
          </table:table-cell>
          <table:table-cell office:value-type="string" calcext:value-type="string">
            <text:p>اطلاعات ناشر و تماس - {{appName}}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موارد مورد علاقه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صفحه پیدا نشد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table:number-columns-repeated="2" office:value-type="string" calcext:value-type="string">
            <text:p>tünews</text:p>
          </table:table-cell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{{appName}}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{{appName}} راهنمای دیجیتالی شما در مورد آلمان است. اطلاعات، رویدادها و مشاوره محلی را بیابید. همیشه به روز و به زبان شما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ایجاد پی دی اف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یک زبان را انتخاب کنید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آخرین تغییرات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اطلاعات محلی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dashboard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dashboard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متاسفانه این شهر یافت نشد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متأسفانه این رویداد یافت نشد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متأسفانه این خدمات یافت نشد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متأسفانه این موارد مورد علاقه یافت نشد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اتصال به سرور انجام نشد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درخواست قابل پردازش نیست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پاسخ سرور قابل پردازش نیست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خطای ناشناخته رخ داده است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مجددا سعی کنید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متاسفانه صفحه بارگیری نمی شود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یک زبان را انتخاب کنید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به سوی صفحه اصلی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به سوی دسته بندی ها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به سوی رویدادها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به سوی خدمات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ا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خطایی رخ داده است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متأسفانه تغییر زبان انجام نشد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زبان انتخابی بصورت آفلاین در دسترس نیست. اتصال اینترنت فعال ضروری اس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محل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تاری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در حال حاضر هیچ رویدادی وجود ندارد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عملکردهای فنی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ای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خدمات ‎"‎{{offer}}‎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جستجو برای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ای صفحه‎"‎{{page}}‎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حتوای رویداد‎"‎{{event}}‎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ا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هنگام ارسال بازخورد خطایی روی داد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بازخورد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چه چیزی مفید بود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چه چیزی را می توانیم بهتر کنیم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بازخورد در چه زمینه ای است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آیا این صفحه مفید است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ید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یر مفید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متاسفانه هیچ نتیجه مناسبی پیدا نشد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بازخورد شما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آنچه را که جستجو می کردید پیدا نکردید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چه اطلاعاتی در اینجا موجود نیست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بازخورد ارسال شد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{{appName}}-App zu verbessern. Wir würden uns über weiteres Feedback freuen.</text:p>
          </table:table-cell>
          <table:table-cell office:value-type="string" calcext:value-type="string">
            <text:p>از بازخورد شما سپاسگزاریم. شما با این کار به ما کمک می کنید تا مطالب خود و اپلیکیشن {{appName}} را بهبود بخشیم. از بازخوردهای بیشتر خوشحال خواهیم شد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بستن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این صفحه مفید نیست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این صفحه مفید است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{{appName}}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{{appName}} ist Ihr digitaler Guide für Deutschland</text:p>
          </table:table-cell>
          <table:table-cell office:value-type="string" calcext:value-type="string">
            <text:p>{{appName}}‏ راهنمای دیجیتالی شما در مورد آلمان است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با استفاده از کلمات کلیدی، اطلاعات صحیح را به سرعت پیدا کنید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ییر راحت زبان در تک تک صفحات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رویدادهای فعلی و وقت های ملاقات در محیط اطراف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جستجوی کار، جستجوی کارورزی و بیشتر در محیط اطراف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{{appName}}-App, ...</text:p>
          </table:table-cell>
          <table:table-cell office:value-type="string" calcext:value-type="string">
            <text:p>با کلیک بر روی "{{accept}}" به اپلیکیشن {{appName}} اجازه می دهم،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{{appName}} zu verbessern</text:p>
          </table:table-cell>
          <table:table-cell office:value-type="string" calcext:value-type="string">
            <text:p>... با ارسال خودکار گزارش خرابی، {{appName}} را بهبود یابد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پیام های فوری مربوط به اخبار محلی جدید، برای من ارسال شود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با کمک مکان یاب GPS من، مکان های نزدیک به من پیشنهاد شود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رد شدن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دامه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ذخیره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نظیم کردن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د کردن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پذیرش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جستجوی مک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هیچ مکانی در این نزدیکی یافت نشد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راهنمایی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برای مشاهده مکان های نزدیک باید خدمات موقعیت مکانی فعال شوند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فاظت از داده ها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layout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اطلاعات محلی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رویدادی وجود ندارد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به زبان های دیگر موجود نیست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ترجمه موجود نیست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ییر محل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به اشتراک گذاری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اکنون یافت شد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متأسفانه به اشتراک گذاشتن محتوا انجام نشد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اطلاعات ناش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/>
        </table:table-row>
        <table:table-row table:style-name="ro1">
          <table:table-cell office:value-type="string" calcext:value-type="string">
            <text:p>news.local</text:p>
          </table:table-cell>
          <table:table-cell office:value-type="string" calcext:value-type="string">
            <text:p>Lokal</text:p>
          </table:table-cell>
          <table:table-cell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{{appName}}-App verbessern</text:p>
          </table:table-cell>
          <table:table-cell office:value-type="string" calcext:value-type="string">
            <text:p>با ارسال خودکار گزارش های خرابی، اپلیکیشن‎ {{appName}} را بهبود بخشید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دریافت پیام های فوری برای آخرین اخبار محلی جدید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با استفاده از موقعیت GPS، پیشنهادات برای مکان های نزدیک را دریافت کنید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{{appName}}</text:p>
          </table:table-cell>
          <table:table-cell/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نسخه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لیسانس منبع باز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جازه دادن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غیرفعال کردن ویژگی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هیچ خدماتی در دسترس نیست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هیچ خدماتی در دسترس نیست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گرمایش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آب/فاضلاب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حمل زباله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وتورخانه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گاراژ/پارکینگ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آشپزخانه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توالت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اتاق کودکان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اتاق کودکان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اتاق کودکان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اتاق خواب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اتاق نشیمن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راهرو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نباری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زیرزمین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بالکن/ترا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8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document-statistic meta:table-count="1" meta:cell-count="502" meta:object-count="0"/>
    <meta:generator>LibreOffice/6.4.5.2$Linux_X86_64 LibreOffice_project/40$Build-2</meta:generator>
  </office:meta>
</office:document-meta>
</file>